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3319in"/>
    </style:style>
    <style:style style:name="co2" style:family="table-column">
      <style:table-column-properties fo:break-before="auto" style:column-width="0.3535in"/>
    </style:style>
    <style:style style:name="co3" style:family="table-column">
      <style:table-column-properties fo:break-before="auto" style:column-width="0.3638in"/>
    </style:style>
    <style:style style:name="co4" style:family="table-column">
      <style:table-column-properties fo:break-before="auto" style:column-width="0.3429in"/>
    </style:style>
    <style:style style:name="co5" style:family="table-column">
      <style:table-column-properties fo:break-before="auto" style:column-width="6.6654in"/>
    </style:style>
    <style:style style:name="co6" style:family="table-column">
      <style:table-column-properties fo:break-before="auto" style:column-width="1.6646in"/>
    </style:style>
    <style:style style:name="co7" style:family="table-column">
      <style:table-column-properties fo:break-before="auto" style:column-width="1.1146in"/>
    </style:style>
    <style:style style:name="co8" style:family="table-column">
      <style:table-column-properties fo:break-before="auto" style:column-width="0.4516in"/>
    </style:style>
    <style:style style:name="co9" style:family="table-column">
      <style:table-column-properties fo:break-before="auto" style:column-width="0.8035in"/>
    </style:style>
    <style:style style:name="co10" style:family="table-column">
      <style:table-column-properties fo:break-before="auto" style:column-width="0.9417in"/>
    </style:style>
    <style:style style:name="co11" style:family="table-column">
      <style:table-column-properties fo:break-before="auto" style:column-width="2.3902in"/>
    </style:style>
    <style:style style:name="co12" style:family="table-column">
      <style:table-column-properties fo:break-before="auto" style:column-width="1.5346in"/>
    </style:style>
    <style:style style:name="co13" style:family="table-column">
      <style:table-column-properties fo:break-before="auto" style:column-width="1.6075in"/>
    </style:style>
    <style:style style:name="co14"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3598in" fo:break-before="auto" style:use-optimal-row-height="false"/>
    </style:style>
    <style:style style:name="ro3" style:family="table-row">
      <style:table-row-properties style:row-height="0.1909in" fo:break-before="auto" style:use-optimal-row-height="false"/>
    </style:style>
    <style:style style:name="ro4" style:family="table-row">
      <style:table-row-properties style:row-height="0.3555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3957in" fo:break-before="auto" style:use-optimal-row-height="false"/>
    </style:style>
    <style:style style:name="ro8" style:family="table-row">
      <style:table-row-properties style:row-height="0.3646in" fo:break-before="auto" style:use-optimal-row-height="false"/>
    </style:style>
    <style:style style:name="ro9" style:family="table-row">
      <style:table-row-properties style:row-height="0.552in" fo:break-before="auto" style:use-optimal-row-height="false"/>
    </style:style>
    <style:style style:name="ro10" style:family="table-row">
      <style:table-row-properties style:row-height="0.4272in" fo:break-before="auto" style:use-optimal-row-height="false"/>
    </style:style>
    <style:style style:name="ro11" style:family="table-row">
      <style:table-row-properties style:row-height="0.5417in" fo:break-before="auto" style:use-optimal-row-height="false"/>
    </style:style>
    <style:style style:name="ro12" style:family="table-row">
      <style:table-row-properties style:row-height="0.2709in" fo:break-before="auto" style:use-optimal-row-height="false"/>
    </style:style>
    <style:style style:name="ro13" style:family="table-row">
      <style:table-row-properties style:row-height="0.5311in" fo:break-before="auto" style:use-optimal-row-height="false"/>
    </style:style>
    <style:style style:name="ro14" style:family="table-row">
      <style:table-row-properties style:row-height="0.25in" fo:break-before="auto" style:use-optimal-row-height="false"/>
    </style:style>
    <style:style style:name="ro15" style:family="table-row">
      <style:table-row-properties style:row-height="0.3752in" fo:break-before="auto" style:use-optimal-row-height="false"/>
    </style:style>
    <style:style style:name="ro16" style:family="table-row">
      <style:table-row-properties style:row-height="1.3228in" fo:break-before="auto" style:use-optimal-row-height="false"/>
    </style:style>
    <style:style style:name="ro17" style:family="table-row">
      <style:table-row-properties style:row-height="0.4374in" fo:break-before="auto" style:use-optimal-row-height="false"/>
    </style:style>
    <style:style style:name="ro18" style:family="table-row">
      <style:table-row-properties style:row-height="0.21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in"/>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in"/>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in"/>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in"/>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in"/>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in"/>
      <style:text-properties fo:color="#000000" fo:font-size="12pt" style:font-size-asian="12pt" style:font-size-complex="12pt"/>
    </style:style>
    <style:style style:name="ce14" style:family="table-cell" style:parent-style-name="Default">
      <style:table-cell-properties fo:background-color="#dddddd"/>
    </style:style>
    <style:style style:name="ce34" style:family="table-cell" style:parent-style-name="Default">
      <style:table-cell-properties fo:background-color="#00cc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0429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5.7543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2.6441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marker-start="Arrowheads_20_1" draw:marker-start-width="0.0787in" draw:marker-start-center="false" draw:fill="solid" draw:fill-color="#ffffc0" draw:auto-grow-height="true" draw:auto-grow-width="false" fo:max-width="4.7244in" fo:min-height="4.1992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1011"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table:number-columns-repeated="3"/>
          <table:table-cell table:style-name="ce12" office:value-type="string" calcext:value-type="string" table:number-columns-spanned="1" table:number-rows-spanned="2">
            <text:p>Number of Frames in the test</text:p>
          </table:table-cell>
          <table:table-cell table:style-name="ce2" table:number-columns-repeated="2"/>
          <table:table-cell table:number-columns-repeated="1011"/>
        </table:table-row>
        <table:table-row table:style-name="ro2">
          <table:covered-table-cell table:number-columns-repeated="3" table:style-name="ce2"/>
          <table:table-cell table:style-name="ce2"/>
          <table:covered-table-cell table:style-name="ce2"/>
          <table:covered-table-cell table:style-name="ce9"/>
          <table:covered-table-cell table:style-name="ce31"/>
          <table:table-cell table:style-name="ce12" office:value-type="string" calcext:value-type="string">
            <text:p>New API</text:p>
          </table:table-cell>
          <table:table-cell table:style-name="ce12" office:value-type="string" calcext:value-type="string">
            <text:p>New Run function</text:p>
          </table:table-cell>
          <table:table-cell table:style-name="ce12" office:value-type="string" calcext:value-type="string">
            <text:p>Wired AND Enabled</text:p>
          </table:table-cell>
          <table:covered-table-cell table:style-name="ce12"/>
          <table:table-cell table:style-name="ce1" office:value-type="string" calcext:value-type="string">
            <text:p>Notes</text:p>
          </table:table-cell>
          <table:table-cell table:style-name="ce2" office:value-type="string" calcext:value-type="string">
            <text:p>ISO note</text:p>
          </table:table-cell>
          <table:table-cell table:number-columns-repeated="1011"/>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ce14" table:number-columns-repeated="5"/>
          <table:table-cell table:style-name="ce7" table:number-columns-repeated="2"/>
          <table:table-cell table:number-columns-repeated="1011"/>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2"/>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style-name="Default"/>
          <table:table-cell office:value-type="string" calcext:value-type="string">
            <office:annotation draw:style-name="gr1" draw:text-style-name="P2" svg:width="1.1413in" svg:height="3.0339in" svg:x="18.5618in" svg:y="2.0303in" draw:caption-point-x="0in" draw:caption-point-y="0in">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 calcext:value-type="float">
            <text:p>7</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0" calcext:value-type="float">
            <text:p>2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5"/>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9" calcext:value-type="float">
            <text:p>99</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8" calcext:value-type="float">
            <text:p>17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office:value-type="string" calcext:value-type="string">
            <text:p>TestIso_7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 calcext:value-type="float">
            <text:p>9</text:p>
          </table:table-cell>
          <table:table-cell office:value-type="string" calcext:value-type="string">
            <office:annotation draw:style-name="gr2" draw:text-style-name="P2" svg:width="1.1413in" svg:height="1.4787in" svg:x="17.1945in" svg:y="3.7272in" draw:caption-point-x="-0.2402in" draw:caption-point-y="0.5945in">
              <dc:date>2020-12-18T00:00:00</dc:date>
              <text:p text:style-name="P1"><text:span text:style-name="T1">Testing of CRC issue so far skipped. Also test for stuff counter is not really relevant because due to this, CRC will be also affected.</text:span></text:p>
            </office:annotation>
            <text:p>TODO</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2" calcext:value-type="float">
            <text:p>22</text:p>
          </table:table-cell>
          <table:table-cell table:style-name="Default"/>
          <table:table-cell office:value-type="string" calcext:value-type="string">
            <office:annotation draw:style-name="gr3" draw:text-style-name="P2" svg:width="1.1413in" svg:height="1.1217in" svg:x="18.5618in" svg:y="4.9469in" draw:caption-point-x="0in" draw:caption-point-y="0in">
              <dc:date>2020-11-24T00:00:00</dc:date>
              <text:p text:style-name="P1"><text:span text:style-name="T1">How should those 22 elementary tests be explained?</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5" calcext:value-type="float">
            <text:p>5</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office:value-type="string" calcext:value-type="string">
            <text:p>TestIso_7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office:value-type="string" calcext:value-type="string">
            <text:p>TestIso_7_6_2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office:value-type="string" calcext:value-type="string">
            <text:p>TestIso_7_6_2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office:value-type="string" calcext:value-type="string">
            <text:p>TestIso_7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ROP(N)+PH1(N)+PH2(N)+1</text:p>
          </table:table-cell>
          <table:table-cell office:value-type="string" calcext:value-type="string">
            <office:annotation draw:style-name="gr4" draw:text-style-name="P2" svg:width="1.1413in" svg:height="5.8331in" svg:x="17.1945in" svg:y="14.9598in" draw:caption-point-x="-0.2402in" draw:caption-point-y="0.5945in">
              <dc:date>2020-11-15T00:00:00</dc:date>
              <text:p text:style-name="P1"><text:span text:style-name="T1">Here, without Monitor Input delay, the test does not pass. Strictly speaking, from the edge of SOF of retransmitted frame, to start of Bit frame, it can be slightly more than 6 bit times xactly due to input delay! If edge occurs just at the end of time quanta, it will be resyncrhonized in the middle of next time quanta and processed only at the end on next TQ. Therefore the final delay between SOF and RX frame, can be slightly higher than 6 Bit times. This MUST be checked with certication authority before running the tests.</text:span></text:p>
            </office:annotation>
            <text:p>Warning</text:p>
          </table:table-cell>
          <table:table-cell table:number-columns-repeated="1012"/>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5" draw:text-style-name="P2" svg:width="1.1413in" svg:height="1.9453in" svg:x="17.1945in" svg:y="18.5016in" draw:caption-point-x="-0.2402in" draw:caption-point-y="0.5945in">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1.1413in" svg:height="0.5457in" svg:x="18.802in" svg:y="18.5016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1.1413in" svg:height="0.5457in" svg:x="18.802in" svg:y="18.7098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7" draw:text-style-name="P2" svg:width="1.1413in" svg:height="2.7228in" svg:x="17.1945in" svg:y="18.9181in" draw:caption-point-x="-0.2402in" draw:caption-point-y="0.5945in">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Warning</text:p>
          </table:table-cell>
          <table:table-cell office:value-type="string" calcext:value-type="string">
            <office:annotation draw:style-name="gr8" draw:text-style-name="P2" svg:width="1.1413in" svg:height="0.8567in" svg:x="18.802in" svg:y="18.9181in" draw:caption-point-x="-0.2402in" draw:caption-point-y="0.5945in">
              <dc:date>2021-02-02T00:00:00</dc:date>
              <text:p text:style-name="P1"><text:span text:style-name="T1">It should be said that BRS = 1 in test conditions.</text:span></text:p>
              <text:p text:style-name="P1"><text:span text:style-name="T1">Also, elem test ends with {.</text:span></text:p>
            </office:annotation>
            <text:p>Ambiguous + Typo</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office:value-type="string" calcext:value-type="string">
            <office:annotation draw:style-name="gr5" draw:text-style-name="P2" svg:width="1.1413in" svg:height="1.9453in" svg:x="17.1945in" svg:y="19.1268in" draw:caption-point-x="-0.2402in" draw:caption-point-y="0.5945in">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1.1413in" svg:height="0.5457in" svg:x="18.802in" svg:y="19.1268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1.1413in" svg:height="0.5457in" svg:x="18.802in" svg:y="19.335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1.1413in" svg:height="0.5457in" svg:x="18.802in" svg:y="19.5433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style-name="Default"/>
          <table:table-cell office:value-type="string" calcext:value-type="string">
            <office:annotation draw:style-name="gr6" draw:text-style-name="P2" svg:width="1.1413in" svg:height="0.5457in" svg:x="18.802in" svg:y="19.7516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1.1413in" svg:height="0.5457in" svg:x="18.802in" svg:y="19.9598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1.1413in" svg:height="0.5457in" svg:x="18.802in" svg:y="20.1681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1.1413in" svg:height="0.5457in" svg:x="18.802in" svg:y="20.3768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1.1413in" svg:height="0.5457in" svg:x="18.802in" svg:y="20.585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1.1413in" svg:height="0.5457in" svg:x="18.802in" svg:y="20.7933in" draw:caption-point-x="-0.2402in" draw:caption-point-y="0.5945in">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table:number-columns-repeated="1012"/>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office:value-type="string" calcext:value-type="string">
            <office:annotation draw:style-name="gr9" draw:text-style-name="P2" svg:width="1.1413in" svg:height="2.1008in" svg:x="18.5618in" svg:y="22.4295in" draw:caption-point-x="0in" draw:caption-point-y="0in">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Error</text:p>
          </table:table-cell>
          <table:table-cell table:number-columns-repeated="1011"/>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office:value-type="string" calcext:value-type="string">
            <text:p>TestIso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 calcext:value-type="float">
            <text:p>1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office:value-type="string" calcext:value-type="string">
            <text:p>TestIso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2" calcext:value-type="float">
            <text:p>62</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6" calcext:value-type="float">
            <text:p>16</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3" calcext:value-type="float">
            <text:p>13</text:p>
          </table:table-cell>
          <table:table-cell table:number-columns-repeated="1013"/>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office:value-type="string" calcext:value-type="string">
            <text:p>TestIso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office:value-type="string" calcext:value-type="string">
            <text:p>TestIso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5" calcext:value-type="float">
            <text:p>35</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office:value-type="string" calcext:value-type="string">
            <text:p>TestIso_8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4" calcext:value-type="float">
            <text:p>74</text:p>
          </table:table-cell>
          <table:table-cell/>
          <table:table-cell office:value-type="string" calcext:value-type="string">
            <office:annotation draw:style-name="gr2" draw:text-style-name="P2" svg:width="1.1413in" svg:height="1.4787in" svg:x="18.802in" svg:y="25.524in" draw:caption-point-x="-0.2402in" draw:caption-point-y="0.5945in">
              <dc:date>2021-02-12T00:00:00</dc:date>
              <text:p text:style-name="P1"><text:span text:style-name="T1">Could not get to the point of getting 39 tests in CAN FD variant. I only get 38! I double checked the creation of frames!</text:span></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office:value-type="string" calcext:value-type="string">
            <text:p>TestIso_8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4" calcext:value-type="float">
            <text:p>114</text:p>
          </table:table-cell>
          <table:table-cell/>
          <table:table-cell office:value-type="string" calcext:value-type="string">
            <office:annotation draw:style-name="gr2" draw:text-style-name="P2" svg:width="1.1413in" svg:height="1.4787in" svg:x="18.802in" svg:y="25.7323in" draw:caption-point-x="-0.2402in" draw:caption-point-y="0.5945in">
              <dc:date>2021-02-12T00:00:00</dc:date>
              <text:p text:style-name="P1"><text:span text:style-name="T1">Could not get to the point of getting 79 tests in CAN FD variant. I only get 78! I double checked the creation of frames!</text:span></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office:value-type="string" calcext:value-type="string">
            <text:p>TestIso_8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3" calcext:value-type="float">
            <text:p>23</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office:value-type="string" calcext:value-type="string">
            <text:p>TestIso_8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office:value-type="string" calcext:value-type="string">
            <text:p>TestIso_8_5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10" draw:text-style-name="P2" svg:width="1.1413in" svg:height="2.2563in" svg:x="18.802in" svg:y="31.5031in" draw:caption-point-x="-0.2402in" draw:caption-point-y="0.5945in">
              <dc:date>2021-02-09T00:00:00</dc:date>
              <text:p text:style-name="P1"><text:span text:style-name="T1">According to CAN FD ISO spec, unit may become error active, but it does not necessarily has to. The test in ISO test spec says, that unit MUST retransmitt the frame before timeout.</text:span></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office:value-type="string" calcext:value-type="string">
            <text:p>TestIso_8_5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table:number-columns-repeated="1012"/>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office:value-type="string" calcext:value-type="string">
            <text:p>TestIso_8_5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office:value-type="string" calcext:value-type="string">
            <text:p>TestIso_8_5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office:value-type="string" calcext:value-type="string">
            <text:p>TestIso_8_5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office:value-type="string" calcext:value-type="string">
            <office:annotation draw:style-name="gr8" draw:text-style-name="P2" svg:width="1.1413in" svg:height="0.8567in" svg:x="18.5618in" svg:y="34.1807in" draw:caption-point-x="0in" draw:caption-point-y="0in">
              <dc:date>2020-09-20T00:00:00</dc:date>
              <text:p text:style-name="P1"><text:span text:style-name="T1">Response part of the ISO shall be after “overload” not after “error” flag!</text:span></text:p>
            </office:annotation>
            <text:p>ISO Typo</text:p>
          </table:table-cell>
          <table:table-cell table:number-columns-repeated="1011"/>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office:value-type="string" calcext:value-type="string">
            <text:p>TestIso_8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style-name="Default"/>
          <table:table-cell office:value-type="string" calcext:value-type="string">
            <text:p>ISO Typo</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2" draw:text-style-name="P2" svg:width="1.1413in" svg:height="1.4787in" svg:x="18.802in" svg:y="36.5031in" draw:caption-point-x="-0.2402in" draw:caption-point-y="0.5945in">
              <dc:date>2021-02-11T00:00:00</dc:date>
              <text:p text:style-name="P1"><text:span text:style-name="T1">Here it does not state whether frame will be retransmitted by IUT or not. If yes, then actual TEC will be one less than set-up TEC!</text:span></text:p>
            </office:annotation>
            <text:p>ISO Ambiguity</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office:value-type="string" calcext:value-type="string">
            <text:p>TestIso_8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office:value-type="string" calcext:value-type="string">
            <text:p>TestIso_8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office:value-type="string" calcext:value-type="string">
            <office:annotation draw:style-name="gr11" draw:text-style-name="P2" svg:width="1.1413in" svg:height="1.7898in" svg:x="18.5618in" svg:y="37.5142in" draw:caption-point-x="0in" draw:caption-point-y="0in">
              <dc:date>2020-11-15T00:00:00</dc:date>
              <text:p text:style-name="P1"><text:span text:style-name="T1">In this test, the TEC should be in the end lower by 1, since IUT retransmitted the frame! Therefore it should decrement its TEC, not stay at the same value as on startup!</text:span></text:p>
            </office:annotation>
            <text:p>ISO Error!</text:p>
          </table:table-cell>
          <table:table-cell table:number-columns-repeated="1011"/>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office:value-type="string" calcext:value-type="string">
            <text:p>TestIso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office:value-type="string" calcext:value-type="string">
            <text:p>TestIso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office:value-type="string" calcext:value-type="string">
            <text:p>TestIso_8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MIN(SJW(N), PH2(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office:value-type="string" calcext:value-type="string">
            <text:p>TestIso_8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office:value-type="string" calcext:value-type="string">
            <text:p>TestIso_8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office:value-type="string" calcext:value-type="string">
            <text:p>TestIso_8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4</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office:value-type="string" calcext:value-type="string">
            <text:p>TestIso_8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office:value-type="string" calcext:value-type="string">
            <text:p>TestIso_8_7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style-name="Default"/>
          <table:table-cell office:value-type="string" calcext:value-type="string">
            <office:annotation draw:style-name="gr1" draw:text-style-name="P2" svg:width="1.1413in" svg:height="3.0339in" svg:x="18.5618in" svg:y="39.5976in" draw:caption-point-x="0in" draw:caption-point-y="0in">
              <dc:date>2020-11-21T00:00:00</dc:date>
              <text:p text:style-name="P1"><text:span text:style-name="T1">I think here next edge shall be expected 6 bit times + PH2 – SJW – 1 Time quantas instead! It is the same scenario as previous test, only here, the edge comes one TQ after sample point, therefore with the same resynchronization behavior (SJW <text:s/>limited), the next edge shall come 1 TQ earlier!</text:span></text:p>
            </office:annotation>
            <text:p>ISO Error</text:p>
          </table:table-cell>
          <table:table-cell table:number-columns-repeated="1011"/>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office:value-type="string" calcext:value-type="string">
            <text:p>TestIso_8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office:value-type="string" calcext:value-type="string">
            <text:p>TestIso_8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office:value-type="string" calcext:value-type="string">
            <text:p>BRP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office:value-type="string" calcext:value-type="string">
            <text:p>TestIso_8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2 * NTQ(D)-4</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office:value-type="string" calcext:value-type="string">
            <text:p>TestIso_8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2</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office:value-type="string" calcext:value-type="string">
            <text:p>TestIso_8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office:value-type="string" calcext:value-type="string">
            <text:p>TestIso_8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econdary sample point test in DATA field</text:p>
          </table:table-cell>
          <table:table-cell office:value-type="string" calcext:value-type="string">
            <text:p>TestIso_8_8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office:value-type="string" calcext:value-type="string">
            <text:p>BRP_FD &gt; 2</text:p>
          </table:table-cell>
          <table:table-cell table:style-name="Default"/>
          <table:table-cell table:number-columns-repeated="1011"/>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office:value-type="string" calcext:value-type="string">
            <text:p>TestIso_8_8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office:value-type="string" calcext:value-type="string">
            <text:p>BRP_FD &gt; 2</text:p>
          </table:table-cell>
          <table:table-cell office:value-type="string" calcext:value-type="string">
            <office:annotation draw:style-name="gr12" draw:text-style-name="P2" svg:width="1.1413in" svg:height="4.278in" svg:x="18.802in" svg:y="40.878in" draw:caption-point-x="-0.2402in" draw:caption-point-y="0.5945in">
              <dc:date>2021-02-14T00:00:00</dc:date>
              <text:p text:style-name="P1"><text:span text:style-name="T1">Ad 1)</text:span></text:p>
              <text:p text:style-name="P1"><text:span text:style-name="T1">Testing = 2 makes no sense since bit will be modified past CRC delimiter alreay.</text:span></text:p>
              <text:p text:style-name="P1"><text:span text:style-name="T1"/></text:p>
              <text:p text:style-name="P1"><text:span text:style-name="T1">Ad 2)</text:span></text:p>
              <text:p text:style-name="P1"><text:span text:style-name="T1">CAN FD ISO spec says that SSP shall be stopped at CRC delimiter. What if SSP occurred just before SP of CRC delimiter and detected error. Does it still mean that EF should follow? Or not?</text:span></text:p>
              <text:p text:style-name="P1"><text:span text:style-name="T1">At the moment, CTU CAN FD does not detect such error!</text:span></text:p>
              <text:p text:style-name="P1"><text:span text:style-name="T1"/></text:p>
            </office:annotation>
            <text:p>ISO Amiguity</text:p>
          </table:table-cell>
          <table:table-cell table:number-columns-repeated="1011"/>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office:value-type="string" calcext:value-type="string">
            <text:p>TestIso_8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office:value-type="string" calcext:value-type="string">
            <text:p>TestIso_8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office:value-type="string" calcext:value-type="string">
            <text:p>TestIso_8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office:value-type="string" calcext:value-type="string">
            <text:p>TestIso_8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office:value-type="string" calcext:value-type="string">
            <office:annotation draw:style-name="gr13" draw:text-style-name="P2" svg:width="1.1413in" svg:height="2.5673in" svg:x="18.802in" svg:y="41.7114in" draw:caption-point-x="-0.2402in" draw:caption-point-y="0.5945in">
              <dc:date>2021-02-14T00:00:00</dc:date>
              <text:p text:style-name="P1"><text:span text:style-name="T1">As it is described, there will never be two recessive to dominant edges. Second bit shall be forced from first TQ of PROP, not from SYNC. If it is forced from SYNC, the force of last bit of previous TQ will be merged and no second edge will be present!</text:span></text:p>
            </office:annotation>
            <text:p>ISO Error</text:p>
          </table:table-cell>
          <table:table-cell table:number-columns-repeated="1011"/>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office:value-type="string" calcext:value-type="string">
            <text:p>TestIso_8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office:value-type="string" calcext:value-type="string">
            <text:p>TestIso_8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style-name="ce7" table:number-columns-repeated="8"/>
          <table:table-cell table:number-columns-repeated="1011"/>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office:value-type="string" calcext:value-type="string">
            <text:p>TestIso_9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 calcext:value-type="float">
            <text:p>17</text:p>
          </table:table-cell>
          <table:table-cell table:number-columns-repeated="1013"/>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office:value-type="string" calcext:value-type="string">
            <text:p>TestIso_9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58" calcext:value-type="float">
            <text:p>258</text:p>
          </table:table-cell>
          <table:table-cell table:number-columns-repeated="1013"/>
        </table:table-row>
        <table:table-row table:style-name="ro1">
          <table:table-cell table:number-columns-repeated="6"/>
          <table:table-cell table:style-name="ce24" table:number-columns-repeated="4"/>
          <table:table-cell table:number-columns-repeated="1014"/>
        </table:table-row>
        <table:table-row table:style-name="ro1">
          <table:table-cell table:number-columns-repeated="6"/>
          <table:table-cell table:style-name="ce24" table:number-columns-repeated="4"/>
          <table:table-cell table:style-name="Default"/>
          <table:table-cell table:number-columns-repeated="1013"/>
        </table:table-row>
        <table:table-row table:style-name="ro1">
          <table:table-cell table:number-columns-repeated="4"/>
          <table:table-cell table:style-name="ce2" table:number-columns-repeated="2"/>
          <table:table-cell table:style-name="ce39" table:number-columns-repeated="4"/>
          <table:table-cell table:number-columns-repeated="1014"/>
        </table:table-row>
        <table:table-row table:style-name="ro7">
          <table:table-cell table:number-columns-repeated="4"/>
          <table:table-cell table:style-name="ce26" table:number-columns-repeated="2"/>
          <table:table-cell table:style-name="ce39" table:number-columns-repeated="4"/>
          <table:table-cell table:number-columns-repeated="1014"/>
        </table:table-row>
        <table:table-row table:style-name="ro8">
          <table:table-cell table:number-columns-repeated="4"/>
          <table:table-cell table:style-name="ce26" table:number-columns-repeated="2"/>
          <table:table-cell table:style-name="ce39" table:number-columns-repeated="4"/>
          <table:table-cell table:number-columns-repeated="1014"/>
        </table:table-row>
        <table:table-row table:style-name="ro9">
          <table:table-cell table:number-columns-repeated="4"/>
          <table:table-cell table:style-name="ce26" table:number-columns-repeated="2"/>
          <table:table-cell table:style-name="ce39" table:number-columns-repeated="4"/>
          <table:table-cell table:number-columns-repeated="1014"/>
        </table:table-row>
        <table:table-row table:style-name="ro10">
          <table:table-cell table:number-columns-repeated="4"/>
          <table:table-cell table:style-name="ce26" table:number-columns-repeated="2"/>
          <table:table-cell table:number-columns-repeated="1018"/>
        </table:table-row>
        <table:table-row table:style-name="ro11">
          <table:table-cell table:number-columns-repeated="4"/>
          <table:table-cell table:style-name="ce26" table:number-columns-repeated="2"/>
          <table:table-cell table:number-columns-repeated="1018"/>
        </table:table-row>
        <table:table-row table:style-name="ro12">
          <table:table-cell table:number-columns-repeated="4"/>
          <table:table-cell table:style-name="ce26" table:number-columns-repeated="2"/>
          <table:table-cell table:number-columns-repeated="1018"/>
        </table:table-row>
        <table:table-row table:style-name="ro1" table:number-rows-repeated="3">
          <table:table-cell table:number-columns-repeated="4"/>
          <table:table-cell table:style-name="ce26" table:number-columns-repeated="2"/>
          <table:table-cell table:number-columns-repeated="1018"/>
        </table:table-row>
        <table:table-row table:style-name="ro13">
          <table:table-cell table:number-columns-repeated="4"/>
          <table:table-cell table:style-name="ce26" table:number-columns-repeated="2"/>
          <table:table-cell table:number-columns-repeated="1018"/>
        </table:table-row>
        <table:table-row table:style-name="ro14">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6">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8">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1">
          <table:table-cell table:number-columns-repeated="2"/>
          <table:table-cell table:style-name="ce2" table:number-columns-repeated="2"/>
          <table:table-cell table:style-name="ce9" table:number-columns-repeated="2"/>
          <table:table-cell table:number-columns-repeated="1018"/>
        </table:table-row>
        <table:table-row table:style-name="ro1">
          <table:table-cell table:number-columns-repeated="4"/>
          <table:table-cell table:style-name="ce28" table:number-columns-repeated="2"/>
          <table:table-cell table:number-columns-repeated="1018"/>
        </table:table-row>
        <table:table-row table:style-name="ro1" table:number-rows-repeated="2">
          <table:table-cell table:number-columns-repeated="4"/>
          <table:table-cell table:style-name="ce26" table:number-columns-repeated="2"/>
          <table:table-cell table:number-columns-repeated="1018"/>
        </table:table-row>
        <table:table-row table:style-name="ro17">
          <table:table-cell table:number-columns-repeated="4"/>
          <table:table-cell table:style-name="ce9" table:number-columns-repeated="2"/>
          <table:table-cell table:number-columns-repeated="1018"/>
        </table:table-row>
        <table:table-row table:style-name="ro1" table:number-rows-repeated="6">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8">
          <table:table-cell table:number-columns-repeated="4"/>
          <table:table-cell table:style-name="ce26" table:number-columns-repeated="2"/>
          <table:table-cell table:number-columns-repeated="1018"/>
        </table:table-row>
        <table:table-row table:style-name="ro1" table:number-rows-repeated="31">
          <table:table-cell table:number-columns-repeated="4"/>
          <table:table-cell table:style-name="ce26" table:number-columns-repeated="2"/>
          <table:table-cell table:number-columns-repeated="1018"/>
        </table:table-row>
        <table:table-row table:style-name="ro1">
          <table:table-cell table:number-columns-repeated="1024"/>
        </table:table-row>
        <table:table-row table:style-name="ro1" table:number-rows-repeated="16">
          <table:table-cell table:number-columns-repeated="4"/>
          <table:table-cell table:style-name="ce26" table:number-columns-repeated="2"/>
          <table:table-cell table:number-columns-repeated="1018"/>
        </table:table-row>
        <table:table-row table:style-name="ro1">
          <table:table-cell table:number-columns-repeated="4"/>
          <table:table-cell table:style-name="ce9" table:number-columns-repeated="2"/>
          <table:table-cell table:number-columns-repeated="1018"/>
        </table:table-row>
        <table:table-row table:style-name="ro1" table:number-rows-repeated="5">
          <table:table-cell table:number-columns-repeated="4"/>
          <table:table-cell table:style-name="ce26" table:number-columns-repeated="2"/>
          <table:table-cell table:number-columns-repeated="1018"/>
        </table:table-row>
        <table:table-row table:style-name="ro1" table:number-rows-repeated="10482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 style:data-style-name="N2" text:time-value="12:41:18.9671215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21T22:49:30.116394124</meta:creation-date>
    <meta:generator>LibreOffice/6.4.7.2$Linux_X86_64 LibreOffice_project/40$Build-2</meta:generator>
    <dc:date>2021-04-23T16:29:22.360755147</dc:date>
    <meta:editing-duration>P80DT2H3M47S</meta:editing-duration>
    <meta:editing-cycles>712</meta:editing-cycles>
    <meta:document-statistic meta:table-count="1" meta:cell-count="1803" meta:object-count="0"/>
  </office:meta>
</office:document-meta>
</file>